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8.005cm" fo:min-width="15.629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1.40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798cm" fo:min-width="10.93cm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standard">
      <style:graphic-properties draw:textarea-horizontal-align="justify" draw:textarea-vertical-align="middle" draw:auto-grow-height="false" fo:min-height="0.893cm" fo:min-width="0.643cm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3.818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4.70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147cm" fo:min-width="2.421cm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129cm" svg:height="8.255cm" svg:x="2.778cm" svg:y="3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1.524cm" svg:x="3.794cm" svg:y="4.048cm">
          <text:p text:style-name="P2">clock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43cm" svg:height="3.048cm" svg:x="6.588cm" svg:y="6.334cm">
          <text:p text:style-name="P2"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794cm" svg:height="0.962cm" svg:x="6.842cm" svg:y="6.461cm">
          <draw:text-box>
            <text:p>pipeline</text:p>
          </draw:text-box>
        </draw:frame>
        <draw:custom-shape draw:style-name="gr5" draw:text-style-name="P2" draw:layer="layout" svg:width="1.143cm" svg:height="1.143cm" svg:x="7.023cm" svg:y="7.731cm">
          <text:p text:style-name="P2">F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143cm" svg:height="1.143cm" svg:x="9.382cm" svg:y="7.731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143cm" svg:height="1.143cm" svg:x="11.641cm" svg:y="7.73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143cm" svg:height="1.143cm" svg:x="14.027cm" svg:y="7.731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143cm" svg:height="1.143cm" svg:x="16.44cm" svg:y="7.731cm">
          <text:p text:style-name="P2">W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318cm" svg:height="1.524cm" svg:x="13.827cm" svg:y="4.175cm">
          <text:p text:style-name="P2">cach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5.207cm" svg:height="1.524cm" svg:x="8.62cm" svg:y="9.763cm">
          <text:p text:style-name="P2">Branch predicto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4" draw:layer="layout" svg:x1="8.266cm" svg:y1="8.366cm" svg:x2="9.282cm" svg:y2="8.366cm">
          <text:p/>
        </draw:line>
        <draw:line draw:style-name="gr8" draw:text-style-name="P4" draw:layer="layout" svg:x1="10.625cm" svg:y1="8.366cm" svg:x2="11.641cm" svg:y2="8.366cm">
          <text:p/>
        </draw:line>
        <draw:line draw:style-name="gr8" draw:text-style-name="P4" draw:layer="layout" svg:x1="12.911cm" svg:y1="8.366cm" svg:x2="13.927cm" svg:y2="8.366cm">
          <text:p/>
        </draw:line>
        <draw:line draw:style-name="gr8" draw:text-style-name="P4" draw:layer="layout" svg:x1="15.297cm" svg:y1="8.366cm" svg:x2="16.313cm" svg:y2="8.366cm">
          <text:p/>
        </draw:line>
        <draw:custom-shape draw:style-name="gr9" draw:text-style-name="P5" draw:layer="layout" svg:width="2.921cm" svg:height="1.397cm" svg:x="7.477cm" svg:y="3.921cm">
          <text:p text:style-name="P5"><text:span text:style-name="T1">counter</text:span></text:p>
          <text:p text:style-name="P5"><text:span text:style-name="T1">0x00000000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7.477cm" svg:y1="4.429cm" svg:x2="5.699cm" svg:y2="4.4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1T11:41:33.145962077</meta:creation-date>
    <dc:date>2018-06-01T11:54:25.179463781</dc:date>
    <meta:editing-duration>PT1M41S</meta:editing-duration>
    <meta:editing-cycles>1</meta:editing-cycles>
    <meta:document-statistic meta:object-count="17"/>
    <meta:generator>LibreOffice/5.1.6.2$Linux_X86_64 LibreOffice_project/10m0$Build-2</meta:generator>
  </office:meta>
</office:document-meta>
</file>